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background-color="#fff200"/>
    </style:style>
    <style:style style:name="P3" style:family="paragraph" style:parent-style-name="Standard">
      <style:text-properties fo:background-color="#92e2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Linux interview questions</text:p>
      <text:p text:style-name="Standard"/>
      <text:p text:style-name="P1">Posted by Surendra Anne | Jun 3, 2009 | Interviews | 2 |</text:p>
      <text:p text:style-name="P1"/>
      <text:p text:style-name="Standard"/>
      <text:p text:style-name="P2">1)How to compile Apache?</text:p>
      <text:p text:style-name="P2"/>
      <text:p text:style-name="Standard">2)Users come to you and they will be saying mail server is very slow, what are the necessary steps you will take to resolve this issue?</text:p>
      <text:p text:style-name="Standard"/>
      <text:p text:style-name="Standard">3)Which are the configuration files associate with DNS server and client?</text:p>
      <text:p text:style-name="Standard"/>
      <text:p text:style-name="Standard">4)Where you will provide ISP details for your network?</text:p>
      <text:p text:style-name="Standard"/>
      <text:p text:style-name="Standard">5)How you will configure Squid proxy?</text:p>
      <text:p text:style-name="Standard"/>
      <text:p text:style-name="Standard">6)How you will block pron sites using Squid proxy?</text:p>
      <text:p text:style-name="Standard"/>
      <text:p text:style-name="Standard">7)Give me details how to configure mail support for NAGIOS?</text:p>
      <text:p text:style-name="Standard"/>
      <text:p text:style-name="Standard">8)Can you use NAGIOS to send SMS? how to do that?</text:p>
      <text:p text:style-name="Standard"/>
      <text:p text:style-name="Standard">9)What is web-min?</text:p>
      <text:p text:style-name="Standard">A) Webmin is a web-based system configuration tool for OpenSolaris, Linux and other Unix-like systems.</text:p>
      <text:p text:style-name="Standard"/>
      <text:p text:style-name="Standard">10)How you will do kernel compilation? Explain each step?</text:p>
      <text:p text:style-name="Standard"/>
      <text:p text:style-name="Standard">11)What is the difference between SGID, SUID and sticky bit?</text:p>
      <text:p text:style-name="Standard"/>
      <text:p text:style-name="Standard">12)How to restrict users to set password with complexity ?</text:p>
      <text:p text:style-name="Standard"/>
      <text:p text:style-name="Standard">13)How do you monitor system performance?</text:p>
      <text:p text:style-name="Standard"/>
      <text:p text:style-name="Standard">14)Which are the configuration files of FTP server?</text:p>
      <text:p text:style-name="Standard"/>
      <text:p text:style-name="Standard">15)What are the different types of FTP servers?</text:p>
      <text:p text:style-name="Standard"/>
      <text:p text:style-name="Standard">16)What is the difference between active FTP and passive FTP?</text:p>
      <text:p text:style-name="Standard"/>
      <text:p text:style-name="Standard">17)How you will configure FTP in DMZ?</text:p>
      <text:p text:style-name="Standard"/>
      <text:p text:style-name="Standard">18)What is the use of htaccess file?</text:p>
      <text:p text:style-name="Standard"/>
      <text:p text:style-name="Standard">19)how do you configure website authentication for user logins?</text:p>
      <text:p text:style-name="Standard"><text:soft-page-break/></text:p>
      <text:p text:style-name="Standard">20)Give me the steps to configure sendmail.</text:p>
      <text:p text:style-name="Standard"/>
      <text:p text:style-name="Standard">21)How to block particular network not to access my sendmail server?</text:p>
      <text:p text:style-name="Standard"/>
      <text:p text:style-name="Standard">22)How to send duplex/half duplex etc to the network card?</text:p>
      <text:p text:style-name="Standard"/>
      <text:p text:style-name="Standard">23)Can a web server have multiple ip add? if yes why? if no why?</text:p>
      <text:p text:style-name="Standard"/>
      <text:p text:style-name="Standard">24)How to configure multiple ip address for a web server?</text:p>
      <text:p text:style-name="Standard"/>
      <text:p text:style-name="Standard">25)What is the difference between VMWare and XEN?</text:p>
      <text:p text:style-name="Standard"/>
      <text:p text:style-name="Standard">26)Explain me the difference between ext2 and ext3</text:p>
      <text:p text:style-name="Standard"/>
      <text:p text:style-name="Standard">27)How do you configure route in Linux server?</text:p>
      <text:p text:style-name="Standard"/>
      <text:p text:style-name="Standard">28)How do you make routes permanent in Linux server?</text:p>
      <text:p text:style-name="Standard"/>
      <text:p text:style-name="Standard">29)Why you want to change your job?</text:p>
      <text:p text:style-name="Standard"/>
      <text:p text:style-name="P3">30)What is an inode?</text:p>
      <text:p text:style-name="Standard"/>
      <text:p text:style-name="Standard">31)what is the difference between soft link and hard link?</text:p>
      <text:p text:style-name="Standard"/>
      <text:p text:style-name="Standard">32)How to get info about the files which are not accessed from last 30day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20:06:05.914177859</meta:creation-date>
    <dc:date>2019-03-25T21:58:02.069555840</dc:date>
    <meta:editing-duration>PT2M33S</meta:editing-duration>
    <meta:editing-cycles>3</meta:editing-cycles>
    <meta:generator>LibreOffice/5.4.4.2$Linux_X86_64 LibreOffice_project/40$Build-2</meta:generator>
    <meta:document-statistic meta:table-count="0" meta:image-count="0" meta:object-count="0" meta:page-count="2" meta:paragraph-count="35" meta:word-count="324" meta:character-count="1868" meta:non-whitespace-character-count="1579"/>
  </office:meta>
</office:document-meta>
</file>